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EntityResourceIterator.readNextEntit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racterEntityResourceIterator.next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CharacterEntityReferencesTests.testSupportsAllCharacterEntityReferencesDefinedByHtm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haracterEntityResourceIterator.getReferred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EntityResourceIterator.navigateToNextEnt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CharacterEntityReferencesTests.testConvertToReference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acterEntityResource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aracterEntityResourceIterator.CharacterEntityResource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CharacterEntityReferencesTests.getReferenceCharacter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acterEntityResourceIterator.nextReferredCharacter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acterEntityResourceIterator.nextWord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